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15cm"/>
    </style:style>
    <style:style style:name="co3" style:family="table-column">
      <style:table-column-properties fo:break-before="auto" style:column-width="7.251cm"/>
    </style:style>
    <style:style style:name="co4" style:family="table-column">
      <style:table-column-properties fo:break-before="auto" style:column-width="5.394cm"/>
    </style:style>
    <style:style style:name="co5" style:family="table-column">
      <style:table-column-properties fo:break-before="auto" style:column-width="3.907cm"/>
    </style:style>
    <style:style style:name="co7" style:family="table-column">
      <style:table-column-properties fo:break-before="auto" style:column-width="2.076cm"/>
    </style:style>
    <style:style style:name="co8" style:family="table-column">
      <style:table-column-properties fo:break-before="auto" style:column-width="3.0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시트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6" table:number-columns-repeated="2" table:default-cell-style-name="ce2"/>
        <table:table-row table:style-name="ro2">
          <table:table-cell table:style-name="ce1" office:value-type="string">
            <text:p>상품 아이디</text:p>
          </table:table-cell>
          <table:table-cell table:style-name="ce1" office:value-type="string">
            <text:p>상품명</text:p>
          </table:table-cell>
          <table:table-cell table:style-name="ce1" office:value-type="string">
            <text:p>상품 이미지</text:p>
          </table:table-cell>
          <table:table-cell table:style-name="ce1" office:value-type="string">
            <text:p>브랜드명</text:p>
          </table:table-cell>
          <table:table-cell table:style-name="ce1" office:value-type="string">
            <text:p>단가</text:p>
          </table:table-cell>
          <table:table-cell table:style-name="ce1" office:value-type="string">
            <text:p>신상품 여부</text:p>
          </table:table-cell>
          <table:table-cell table:style-name="ce1" office:value-type="string">
            <text:p>추천수</text:p>
          </table:table-cell>
          <table:table-cell table:style-name="ce1" office:value-type="string">
            <text:p>리뷰수</text:p>
          </table:table-cell>
        </table:table-row>
        <table:table-row table:style-name="ro2">
          <table:table-cell office:value-type="string">
            <text:p>TLSCM25621BLK</text:p>
          </table:table-cell>
          <table:table-cell office:value-type="string">
            <text:p>남성 지퍼포켓 셔켓 (SET-UP)</text:p>
          </table:table-cell>
          <table:table-cell office:value-type="string">
            <text:p>TLSCM25621BLK_XXX.jpg</text:p>
          </table:table-cell>
          <table:table-cell office:value-type="string">
            <text:p>KOLON SPORT</text:p>
          </table:table-cell>
          <table:table-cell office:value-type="float" office:value="138000">
            <text:p>138000</text:p>
          </table:table-cell>
          <table:table-cell office:value-type="string">
            <text:p>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TLSCM25611NAY</text:p>
          </table:table-cell>
          <table:table-cell office:value-type="string">
            <text:p>남성 시어서커 깅엄체크 반팔셔츠</text:p>
          </table:table-cell>
          <table:table-cell office:value-type="string">
            <text:p>TLSCM25611NAY_XXX.jpg</text:p>
          </table:table-cell>
          <table:table-cell office:value-type="string">
            <text:p>KOLON SPORT</text:p>
          </table:table-cell>
          <table:table-cell office:value-type="float" office:value="138000">
            <text:p>138000</text:p>
          </table:table-cell>
          <table:table-cell office:value-type="string">
            <text:p>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JWPOM25231GBE</text:p>
          </table:table-cell>
          <table:table-cell table:style-name="ce4" office:value-type="string">
            <text:p>남성 카고 7부 팬츠 </text:p>
          </table:table-cell>
          <table:table-cell office:value-type="string">
            <text:p>JWPOM25231GBE_XXX.jpg</text:p>
          </table:table-cell>
          <table:table-cell office:value-type="string">
            <text:p>KOLON SPORT</text:p>
          </table:table-cell>
          <table:table-cell office:value-type="float" office:value="148000">
            <text:p>148000</text:p>
          </table:table-cell>
          <table:table-cell office:value-type="string">
            <text:p>X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JWPOM25231DGY</text:p>
          </table:table-cell>
          <table:table-cell table:style-name="ce5" office:value-type="string">
            <text:p>남성 카고 7부 팬츠 </text:p>
          </table:table-cell>
          <table:table-cell table:style-name="ce3" office:value-type="string">
            <text:p>JWPOM25231DGY_XXX.jpg</text:p>
          </table:table-cell>
          <table:table-cell table:style-name="ce3" office:value-type="string">
            <text:p>KOLON SPORT</text:p>
          </table:table-cell>
          <table:table-cell table:style-name="ce3" office:value-type="float" office:value="148000">
            <text:p>148000</text:p>
          </table:table-cell>
          <table:table-cell table:style-name="ce3" office:value-type="string">
            <text:p>X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string">
            <text:p>6MTCM25461NAY</text:p>
          </table:table-cell>
          <table:table-cell office:value-type="string">
            <text:p>남성 SECO AIR 반팔 폴로티셔츠</text:p>
          </table:table-cell>
          <table:table-cell office:value-type="string">
            <text:p>6MTCM25461NAY_XXX.jpg</text:p>
          </table:table-cell>
          <table:table-cell office:value-type="string">
            <text:p>KOLON SPORT</text:p>
          </table:table-cell>
          <table:table-cell office:value-type="float" office:value="16800">
            <text:p>16800</text:p>
          </table:table-cell>
          <table:table-cell office:value-type="string">
            <text:p>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6MTCM25461LGY</text:p>
          </table:table-cell>
          <table:table-cell office:value-type="string">
            <text:p>남성 SECO AIR 반팔 폴로티셔츠</text:p>
          </table:table-cell>
          <table:table-cell office:value-type="string">
            <text:p>6MTCM25461LGY_XXX.jpg</text:p>
          </table:table-cell>
          <table:table-cell office:value-type="string">
            <text:p>KOLON SPORT</text:p>
          </table:table-cell>
          <table:table-cell office:value-type="float" office:value="16800">
            <text:p>16800</text:p>
          </table:table-cell>
          <table:table-cell office:value-type="string">
            <text:p>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JWTCM25311OKH</text:p>
          </table:table-cell>
          <table:table-cell office:value-type="string">
            <text:p>남녀공용 볼더링 그래픽 반팔 티셔츠</text:p>
          </table:table-cell>
          <table:table-cell office:value-type="string">
            <text:p>JWTCM25311OKH_XXX.jpg</text:p>
          </table:table-cell>
          <table:table-cell office:value-type="string">
            <text:p>KOLON SPORT</text:p>
          </table:table-cell>
          <table:table-cell office:value-type="float" office:value="88000">
            <text:p>88000</text:p>
          </table:table-cell>
          <table:table-cell office:value-type="string">
            <text:p>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JWTCM25311LGI</text:p>
          </table:table-cell>
          <table:table-cell office:value-type="string">
            <text:p>남녀공용 볼더링 그래픽 반팔 티셔츠</text:p>
          </table:table-cell>
          <table:table-cell office:value-type="string">
            <text:p>JWTCM25311LGI_XXX.jpg</text:p>
          </table:table-cell>
          <table:table-cell office:value-type="string">
            <text:p>KOLON SPORT</text:p>
          </table:table-cell>
          <table:table-cell office:value-type="float" office:value="88000">
            <text:p>88000</text:p>
          </table:table-cell>
          <table:table-cell office:value-type="string">
            <text:p>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JWTCM25311DGY</text:p>
          </table:table-cell>
          <table:table-cell office:value-type="string">
            <text:p>남녀공용 볼더링 그래픽 반팔 티셔츠</text:p>
          </table:table-cell>
          <table:table-cell office:value-type="string">
            <text:p>JWTCM25311DGY_XXX.jpg</text:p>
          </table:table-cell>
          <table:table-cell office:value-type="string">
            <text:p>KOLON SPORT</text:p>
          </table:table-cell>
          <table:table-cell office:value-type="float" office:value="88000">
            <text:p>88000</text:p>
          </table:table-cell>
          <table:table-cell office:value-type="string">
            <text:p>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6MJGX25151DGR</text:p>
          </table:table-cell>
          <table:table-cell office:value-type="string">
            <text:p>남성 고어텍스 C-KNIT 1992 방수자켓</text:p>
          </table:table-cell>
          <table:table-cell office:value-type="string">
            <text:p>6MJGX25151DGR_XXX.jpg</text:p>
          </table:table-cell>
          <table:table-cell office:value-type="string">
            <text:p>KOLON SPORT</text:p>
          </table:table-cell>
          <table:table-cell office:value-type="float" office:value="670000">
            <text:p>670000</text:p>
          </table:table-cell>
          <table:table-cell office:value-type="string">
            <text:p>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6MTCM25451LGY</text:p>
          </table:table-cell>
          <table:table-cell office:value-type="string">
            <text:p>남성 심리스 반팔 폴로티셔츠</text:p>
          </table:table-cell>
          <table:table-cell office:value-type="string">
            <text:p>6MTCM25451LGY_XXX.jpg</text:p>
          </table:table-cell>
          <table:table-cell office:value-type="string">
            <text:p>KOLON SPORT</text:p>
          </table:table-cell>
          <table:table-cell office:value-type="float" office:value="168000">
            <text:p>168000</text:p>
          </table:table-cell>
          <table:table-cell office:value-type="string">
            <text:p>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6MJGX25151BLK</text:p>
          </table:table-cell>
          <table:table-cell office:value-type="string">
            <text:p>남성 고어텍스 C-KNIT 1992 방수자켓</text:p>
          </table:table-cell>
          <table:table-cell office:value-type="string">
            <text:p>6MJGX25151BLK_XXX.jpg</text:p>
          </table:table-cell>
          <table:table-cell office:value-type="string">
            <text:p>KOLON SPORT</text:p>
          </table:table-cell>
          <table:table-cell office:value-type="float" office:value="670000">
            <text:p>670000</text:p>
          </table:table-cell>
          <table:table-cell office:value-type="string">
            <text:p>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style-name="Default" table:number-columns-repeated="8"/>
        </table:table-row>
      </table:table>
      <table:table table:name="시트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9">2025-05-19</text:date>, <text:time>07:53:31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6T11:58:20.86</meta:creation-date>
    <meta:generator>OpenOffice/4.1.6$Win32 OpenOffice.org_project/416m1$Build-9790</meta:generator>
    <dc:date>2025-05-19T07:53:31.03</dc:date>
    <meta:editing-duration>PT30M29S</meta:editing-duration>
    <meta:editing-cycles>7</meta:editing-cycles>
    <meta:document-statistic meta:table-count="3" meta:cell-count="104" meta:object-count="0"/>
  </office:meta>
</office:document-meta>
</file>